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ace2d" officeooo:paragraph-rsid="000ace2d"/>
    </style:style>
    <style:style style:name="P3" style:family="paragraph" style:parent-style-name="Text_20_body" style:list-style-name="L1">
      <style:text-properties officeooo:rsid="000e3348" officeooo:paragraph-rsid="000e3348"/>
    </style:style>
    <style:style style:name="T1" style:family="text">
      <style:text-properties officeooo:rsid="000c6321"/>
    </style:style>
    <style:style style:name="T2" style:family="text">
      <style:text-properties officeooo:rsid="000c677d"/>
    </style:style>
    <style:style style:name="T3" style:family="text">
      <style:text-properties officeooo:rsid="000e4ad7"/>
    </style:style>
    <style:style style:name="T4" style:family="text">
      <style:text-properties officeooo:rsid="000fb155"/>
    </style:style>
    <style:style style:name="T5" style:family="text">
      <style:text-properties officeooo:rsid="00177d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1:25-32</text:h>
      <text:h text:style-name="Heading_20_2" text:outline-level="2"><text:bookmark text:name="en-GNT-31268"/>God's Mercy on All</text:h>
      <text:list xml:id="list337979963" text:style-name="L1">
        <text:list-item>
          <text:p text:style-name="P1">There is a secret truth, my friends, which I want you to know, for it will keep you from thinking how wise you are. It is that the stubbornness of the people of Israel is not permanent, but will last only until the complete number of Gentiles comes to God. <text:bookmark text:name="en-GNT-31269"/>And this is how all Israel will be saved. As the scripture says, “The Savior will come from Zion and remove all wickedness from the descendants of Jacob.<text:bookmark text:name="en-GNT-31270"/> I will make this covenant with them when I take away their sins.”<text:bookmark text:name="en-GNT-31271"/> Because they reject the Good News, the Jews are God's enemies for the sake of you Gentiles. But because of God's choice, they are his friends because of their ancestors. <text:bookmark text:name="en-GNT-31272"/>For God does not change his mind about whom he chooses and blesses. <text:bookmark text:name="en-GNT-31273"/>As for you Gentiles, you disobeyed God in the past; but now you have received God's mercy because the Jews were disobedient. <text:bookmark text:name="en-GNT-31274"/>In the same way, because of the mercy that you have received, the Jews now disobey God, in order that they also may now receive God's mercy. <text:bookmark text:name="en-GNT-31275"/>For God has made all people prisoners of disobedience, so that he might show mercy to them all.</text:p>
        </text:list-item>
        <text:list-item>
          <text:p text:style-name="P2">The Gentiles received mercy from God not because they were wise. <text:span text:style-name="T1">In the past they disobeyed God and now they’re receiving mercy. The Jews now are disobedient and they will soon receive mercy too. That how God is merciful. </text:span><text:span text:style-name="T2">God does not change his mind on whom he chooses and blesses.</text:span></text:p>
        </text:list-item>
        <text:list-item>
          <text:p text:style-name="P3">When we’re disobedient, the Lord will show mercy on others and when we come back the Lord will show mercy on us. Now that being said, it’s not permission the disobey for through disobedience we’ll be lost and life will be hard without God. <text:span text:style-name="T3">If we’re already lost let’s come back and the Lord will show us mercy. </text:span><text:span text:style-name="T5">Mercy is for all.</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4T07:33:47.699782574</meta:creation-date>
    <dc:date>2021-08-24T07:58:27.089135552</dc:date>
    <meta:editing-duration>PT24M34S</meta:editing-duration>
    <meta:editing-cycles>11</meta:editing-cycles>
    <meta:generator>LibreOffice/6.4.7.2$Linux_X86_64 LibreOffice_project/40$Build-2</meta:generator>
    <meta:document-statistic meta:table-count="0" meta:image-count="0" meta:object-count="0" meta:page-count="1" meta:paragraph-count="5" meta:word-count="323" meta:character-count="1722" meta:non-whitespace-character-count="1407"/>
  </office:meta>
</office:document-meta>
</file>